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72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3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style:font-name-asian="Cantarell" style:font-name-complex="Noto Sans Arabic"/>
    </style:style>
    <style:style style:name="ce2" style:family="table-cell" style:parent-style-name="Default">
      <style:text-properties style:font-name="Liberation Serif" style:font-name-asian="Cantarell" style:font-name-complex="Noto Sans Arab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3.946cm" svg:height="13.433cm" svg:x="10.384cm" svg:y="1.995cm">
            <draw:object draw:notify-on-update-of-ranges="Planilha1.B1:Planilha1.B1 Planilha1.B2:Planilha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tura (m)</text:p>
          </table:table-cell>
          <table:table-cell table:style-name="Default" office:value-type="string" calcext:value-type="string">
            <text:p>trajetoria</text:p>
          </table:table-cell>
          <table:table-cell office:value-type="string" calcext:value-type="string">
            <text:p>velocidadeInicial</text:p>
          </table:table-cell>
          <table:table-cell table:style-name="ce2" office:value-type="string" calcext:value-type="string">
            <text:p>tg(θ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 * [.$D$3] - (9.81 * (1 + [.$D$3]^2) / (2 * [.$C$2]^2)) * [.A2]^2" office:value-type="float" office:value="0" calcext:value-type="float">
            <text:p>0</text:p>
          </table:table-cell>
          <table:table-cell office:value-type="float" office:value="109.99765237911" calcext:value-type="float">
            <text:p>109,997652379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2]+5" office:value-type="float" office:value="5" calcext:value-type="float">
            <text:p>5</text:p>
          </table:table-cell>
          <table:table-cell table:formula="of:=[.A3] * [.$D$3] - (9.81 * (1 + [.$D$3]^2) / (2 * [.$C$2]^2)) * [.A3]^2" office:value-type="float" office:value="134.86029826004" calcext:value-type="float">
            <text:p>134,86029826004</text:p>
          </table:table-cell>
          <table:table-cell/>
          <table:table-cell table:style-name="ce3" table:formula="of:=TAN(RADIANS([.D2]))" office:value-type="float" office:value="28.6362532829155" calcext:value-type="float">
            <text:p>28,6362532829155</text:p>
          </table:table-cell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A4] * [.$D$3] - (9.81 * (1 + [.$D$3]^2) / (2 * [.$C$2]^2)) * [.A4]^2" office:value-type="float" office:value="253.078660211003" calcext:value-type="float">
            <text:p>253,078660211003</text:p>
          </table:table-cell>
          <table:table-cell table:number-columns-repeated="2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A5] * [.$D$3] - (9.81 * (1 + [.$D$3]^2) / (2 * [.$C$2]^2)) * [.A5]^2" office:value-type="float" office:value="354.65508585289" calcext:value-type="float">
            <text:p>354,65508585289</text:p>
          </table:table-cell>
          <table:table-cell table:number-columns-repeated="2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A6] * [.$D$3] - (9.81 * (1 + [.$D$3]^2) / (2 * [.$C$2]^2)) * [.A6]^2" office:value-type="float" office:value="439.589575185701" calcext:value-type="float">
            <text:p>439,589575185701</text:p>
          </table:table-cell>
          <table:table-cell table:number-columns-repeated="2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A7] * [.$D$3] - (9.81 * (1 + [.$D$3]^2) / (2 * [.$C$2]^2)) * [.A7]^2" office:value-type="float" office:value="507.882128209437" calcext:value-type="float">
            <text:p>507,882128209437</text:p>
          </table:table-cell>
          <table:table-cell table:number-columns-repeated="2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A8] * [.$D$3] - (9.81 * (1 + [.$D$3]^2) / (2 * [.$C$2]^2)) * [.A8]^2" office:value-type="float" office:value="559.532744924096" calcext:value-type="float">
            <text:p>559,532744924096</text:p>
          </table:table-cell>
          <table:table-cell table:number-columns-repeated="2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A9] * [.$D$3] - (9.81 * (1 + [.$D$3]^2) / (2 * [.$C$2]^2)) * [.A9]^2" office:value-type="float" office:value="594.541425329678" calcext:value-type="float">
            <text:p>594,541425329678</text:p>
          </table:table-cell>
          <table:table-cell table:number-columns-repeated="2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A10] * [.$D$3] - (9.81 * (1 + [.$D$3]^2) / (2 * [.$C$2]^2)) * [.A10]^2" office:value-type="float" office:value="612.908169426185" calcext:value-type="float">
            <text:p>612,908169426185</text:p>
          </table:table-cell>
          <table:table-cell table:number-columns-repeated="2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A11] * [.$D$3] - (9.81 * (1 + [.$D$3]^2) / (2 * [.$C$2]^2)) * [.A11]^2" office:value-type="float" office:value="614.632977213616" calcext:value-type="float">
            <text:p>614,632977213616</text:p>
          </table:table-cell>
          <table:table-cell table:number-columns-repeated="2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A12] * [.$D$3] - (9.81 * (1 + [.$D$3]^2) / (2 * [.$C$2]^2)) * [.A12]^2" office:value-type="float" office:value="599.71584869197" calcext:value-type="float">
            <text:p>599,71584869197</text:p>
          </table:table-cell>
          <table:table-cell table:number-columns-repeated="2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A13] * [.$D$3] - (9.81 * (1 + [.$D$3]^2) / (2 * [.$C$2]^2)) * [.A13]^2" office:value-type="float" office:value="568.156783861249" calcext:value-type="float">
            <text:p>568,156783861249</text:p>
          </table:table-cell>
          <table:table-cell table:number-columns-repeated="2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A14] * [.$D$3] - (9.81 * (1 + [.$D$3]^2) / (2 * [.$C$2]^2)) * [.A14]^2" office:value-type="float" office:value="519.955782721451" calcext:value-type="float">
            <text:p>519,955782721451</text:p>
          </table:table-cell>
          <table:table-cell table:number-columns-repeated="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A15] * [.$D$3] - (9.81 * (1 + [.$D$3]^2) / (2 * [.$C$2]^2)) * [.A15]^2" office:value-type="float" office:value="455.112845272577" calcext:value-type="float">
            <text:p>455,112845272577</text:p>
          </table:table-cell>
          <table:table-cell table:number-columns-repeated="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A16] * [.$D$3] - (9.81 * (1 + [.$D$3]^2) / (2 * [.$C$2]^2)) * [.A16]^2" office:value-type="float" office:value="373.627971514627" calcext:value-type="float">
            <text:p>373,627971514627</text:p>
          </table:table-cell>
          <table:table-cell table:number-columns-repeated="2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A17] * [.$D$3] - (9.81 * (1 + [.$D$3]^2) / (2 * [.$C$2]^2)) * [.A17]^2" office:value-type="float" office:value="275.501161447601" calcext:value-type="float">
            <text:p>275,501161447601</text:p>
          </table:table-cell>
          <table:table-cell table:number-columns-repeated="2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A18] * [.$D$3] - (9.81 * (1 + [.$D$3]^2) / (2 * [.$C$2]^2)) * [.A18]^2" office:value-type="float" office:value="160.732415071499" calcext:value-type="float">
            <text:p>160,732415071499</text:p>
          </table:table-cell>
          <table:table-cell table:number-columns-repeated="2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A19] * [.$D$3] - (9.81 * (1 + [.$D$3]^2) / (2 * [.$C$2]^2)) * [.A19]^2" office:value-type="float" office:value="29.3217323863209" calcext:value-type="float">
            <text:p>29,3217323863209</text:p>
          </table:table-cell>
          <table:table-cell table:number-columns-repeated="2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A20] * [.$D$3] - (9.81 * (1 + [.$D$3]^2) / (2 * [.$C$2]^2)) * [.A20]^2" office:value-type="float" office:value="-118.730886607933" calcext:value-type="float">
            <text:p>-118,730886607933</text:p>
          </table:table-cell>
          <table:table-cell table:number-columns-repeated="2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A21] * [.$D$3] - (9.81 * (1 + [.$D$3]^2) / (2 * [.$C$2]^2)) * [.A21]^2" office:value-type="float" office:value="-283.425441911264" calcext:value-type="float">
            <text:p>-283,425441911264</text:p>
          </table:table-cell>
          <table:table-cell table:number-columns-repeated="2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A22] * [.$D$3] - (9.81 * (1 + [.$D$3]^2) / (2 * [.$C$2]^2)) * [.A22]^2" office:value-type="float" office:value="-464.76193352367" calcext:value-type="float">
            <text:p>-464,76193352367</text:p>
          </table:table-cell>
          <table:table-cell table:number-columns-repeated="2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A23] * [.$D$3] - (9.81 * (1 + [.$D$3]^2) / (2 * [.$C$2]^2)) * [.A23]^2" office:value-type="float" office:value="-662.740361445153" calcext:value-type="float">
            <text:p>-662,740361445153</text:p>
          </table:table-cell>
          <table:table-cell table:number-columns-repeated="2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A24] * [.$D$3] - (9.81 * (1 + [.$D$3]^2) / (2 * [.$C$2]^2)) * [.A24]^2" office:value-type="float" office:value="-877.360725675711" calcext:value-type="float">
            <text:p>-877,360725675711</text:p>
          </table:table-cell>
          <table:table-cell table:number-columns-repeated="2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A25] * [.$D$3] - (9.81 * (1 + [.$D$3]^2) / (2 * [.$C$2]^2)) * [.A25]^2" office:value-type="float" office:value="-1108.62302621535" calcext:value-type="float">
            <text:p>-1108,62302621535</text:p>
          </table:table-cell>
          <table:table-cell table:number-columns-repeated="2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A26] * [.$D$3] - (9.81 * (1 + [.$D$3]^2) / (2 * [.$C$2]^2)) * [.A26]^2" office:value-type="float" office:value="-1356.52726306406" calcext:value-type="float">
            <text:p>-1356,52726306406</text:p>
          </table:table-cell>
          <table:table-cell table:number-columns-repeated="2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A27] * [.$D$3] - (9.81 * (1 + [.$D$3]^2) / (2 * [.$C$2]^2)) * [.A27]^2" office:value-type="float" office:value="-1621.07343622185" calcext:value-type="float">
            <text:p>-1621,07343622185</text:p>
          </table:table-cell>
          <table:table-cell table:number-columns-repeated="2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A28] * [.$D$3] - (9.81 * (1 + [.$D$3]^2) / (2 * [.$C$2]^2)) * [.A28]^2" office:value-type="float" office:value="-1902.26154568871" calcext:value-type="float">
            <text:p>-1902,26154568871</text:p>
          </table:table-cell>
          <table:table-cell table:number-columns-repeated="2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A29] * [.$D$3] - (9.81 * (1 + [.$D$3]^2) / (2 * [.$C$2]^2)) * [.A29]^2" office:value-type="float" office:value="-2200.09159146465" calcext:value-type="float">
            <text:p>-2200,09159146465</text:p>
          </table:table-cell>
          <table:table-cell table:number-columns-repeated="2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A30] * [.$D$3] - (9.81 * (1 + [.$D$3]^2) / (2 * [.$C$2]^2)) * [.A30]^2" office:value-type="float" office:value="-2514.56357354966" calcext:value-type="float">
            <text:p>-2514,56357354966</text:p>
          </table:table-cell>
          <table:table-cell table:number-columns-repeated="2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A31] * [.$D$3] - (9.81 * (1 + [.$D$3]^2) / (2 * [.$C$2]^2)) * [.A31]^2" office:value-type="float" office:value="-2845.67749194375" calcext:value-type="float">
            <text:p>-2845,67749194375</text:p>
          </table:table-cell>
          <table:table-cell table:number-columns-repeated="2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A32] * [.$D$3] - (9.81 * (1 + [.$D$3]^2) / (2 * [.$C$2]^2)) * [.A32]^2" office:value-type="float" office:value="-3193.43334664692" calcext:value-type="float">
            <text:p>-3193,43334664692</text:p>
          </table:table-cell>
          <table:table-cell table:number-columns-repeated="2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A33] * [.$D$3] - (9.81 * (1 + [.$D$3]^2) / (2 * [.$C$2]^2)) * [.A33]^2" office:value-type="float" office:value="-3557.83113765916" calcext:value-type="float">
            <text:p>-3557,83113765916</text:p>
          </table:table-cell>
          <table:table-cell table:number-columns-repeated="2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A34] * [.$D$3] - (9.81 * (1 + [.$D$3]^2) / (2 * [.$C$2]^2)) * [.A34]^2" office:value-type="float" office:value="-3938.87086498049" calcext:value-type="float">
            <text:p>-3938,87086498049</text:p>
          </table:table-cell>
          <table:table-cell table:number-columns-repeated="2"/>
        </table:table-row>
        <table:table-row table:style-name="ro1">
          <table:table-cell table:formula="of:=[.A34]+5" office:value-type="float" office:value="165" calcext:value-type="float">
            <text:p>165</text:p>
          </table:table-cell>
          <table:table-cell table:formula="of:=[.A35] * [.$D$3] - (9.81 * (1 + [.$D$3]^2) / (2 * [.$C$2]^2)) * [.A35]^2" office:value-type="float" office:value="-4336.55252861088" calcext:value-type="float">
            <text:p>-4336,55252861088</text:p>
          </table:table-cell>
          <table:table-cell table:number-columns-repeated="2"/>
        </table:table-row>
        <table:table-row table:style-name="ro1">
          <table:table-cell table:formula="of:=[.A35]+5" office:value-type="float" office:value="170" calcext:value-type="float">
            <text:p>170</text:p>
          </table:table-cell>
          <table:table-cell table:formula="of:=[.A36] * [.$D$3] - (9.81 * (1 + [.$D$3]^2) / (2 * [.$C$2]^2)) * [.A36]^2" office:value-type="float" office:value="-4750.87612855035" calcext:value-type="float">
            <text:p>-4750,87612855035</text:p>
          </table:table-cell>
          <table:table-cell table:number-columns-repeated="2"/>
        </table:table-row>
        <table:table-row table:style-name="ro1">
          <table:table-cell table:formula="of:=[.A36]+5" office:value-type="float" office:value="175" calcext:value-type="float">
            <text:p>175</text:p>
          </table:table-cell>
          <table:table-cell table:formula="of:=[.A37] * [.$D$3] - (9.81 * (1 + [.$D$3]^2) / (2 * [.$C$2]^2)) * [.A37]^2" office:value-type="float" office:value="-5181.8416647989" calcext:value-type="float">
            <text:p>-5181,8416647989</text:p>
          </table:table-cell>
          <table:table-cell table:number-columns-repeated="2"/>
        </table:table-row>
        <table:table-row table:style-name="ro1">
          <table:table-cell table:formula="of:=[.A37]+5" office:value-type="float" office:value="180" calcext:value-type="float">
            <text:p>180</text:p>
          </table:table-cell>
          <table:table-cell table:formula="of:=[.A38] * [.$D$3] - (9.81 * (1 + [.$D$3]^2) / (2 * [.$C$2]^2)) * [.A38]^2" office:value-type="float" office:value="-5629.44913735653" calcext:value-type="float">
            <text:p>-5629,44913735653</text:p>
          </table:table-cell>
          <table:table-cell table:number-columns-repeated="2"/>
        </table:table-row>
        <table:table-row table:style-name="ro1">
          <table:table-cell table:formula="of:=[.A38]+5" office:value-type="float" office:value="185" calcext:value-type="float">
            <text:p>185</text:p>
          </table:table-cell>
          <table:table-cell table:formula="of:=[.A39] * [.$D$3] - (9.81 * (1 + [.$D$3]^2) / (2 * [.$C$2]^2)) * [.A39]^2" office:value-type="float" office:value="-6093.69854622323" calcext:value-type="float">
            <text:p>-6093,69854622323</text:p>
          </table:table-cell>
          <table:table-cell table:number-columns-repeated="2"/>
        </table:table-row>
        <table:table-row table:style-name="ro1">
          <table:table-cell table:formula="of:=[.A39]+5" office:value-type="float" office:value="190" calcext:value-type="float">
            <text:p>190</text:p>
          </table:table-cell>
          <table:table-cell table:formula="of:=[.A40] * [.$D$3] - (9.81 * (1 + [.$D$3]^2) / (2 * [.$C$2]^2)) * [.A40]^2" office:value-type="float" office:value="-6574.589891399" calcext:value-type="float">
            <text:p>-6574,589891399</text:p>
          </table:table-cell>
          <table:table-cell table:number-columns-repeated="2"/>
        </table:table-row>
        <table:table-row table:style-name="ro1">
          <table:table-cell table:formula="of:=[.A40]+5" office:value-type="float" office:value="195" calcext:value-type="float">
            <text:p>195</text:p>
          </table:table-cell>
          <table:table-cell table:formula="of:=[.A41] * [.$D$3] - (9.81 * (1 + [.$D$3]^2) / (2 * [.$C$2]^2)) * [.A41]^2" office:value-type="float" office:value="-7072.12317288386" calcext:value-type="float">
            <text:p>-7072,12317288386</text:p>
          </table:table-cell>
          <table:table-cell table:number-columns-repeated="2"/>
        </table:table-row>
        <table:table-row table:style-name="ro1">
          <table:table-cell table:formula="of:=[.A41]+5" office:value-type="float" office:value="200" calcext:value-type="float">
            <text:p>200</text:p>
          </table:table-cell>
          <table:table-cell table:formula="of:=[.A42] * [.$D$3] - (9.81 * (1 + [.$D$3]^2) / (2 * [.$C$2]^2)) * [.A42]^2" office:value-type="float" office:value="-7586.29839067778" calcext:value-type="float">
            <text:p>-7586,29839067778</text:p>
          </table:table-cell>
          <table:table-cell table:number-columns-repeated="2"/>
        </table:table-row>
        <table:table-row table:style-name="ro1">
          <table:table-cell table:formula="of:=[.A42]+5" office:value-type="float" office:value="205" calcext:value-type="float">
            <text:p>205</text:p>
          </table:table-cell>
          <table:table-cell table:formula="of:=[.A43] * [.$D$3] - (9.81 * (1 + [.$D$3]^2) / (2 * [.$C$2]^2)) * [.A43]^2" office:value-type="float" office:value="-8117.11554478079" calcext:value-type="float">
            <text:p>-8117,11554478079</text:p>
          </table:table-cell>
          <table:table-cell table:number-columns-repeated="2"/>
        </table:table-row>
        <table:table-row table:style-name="ro1">
          <table:table-cell table:formula="of:=[.A43]+5" office:value-type="float" office:value="210" calcext:value-type="float">
            <text:p>210</text:p>
          </table:table-cell>
          <table:table-cell table:formula="of:=[.A44] * [.$D$3] - (9.81 * (1 + [.$D$3]^2) / (2 * [.$C$2]^2)) * [.A44]^2" office:value-type="float" office:value="-8664.57463519287" calcext:value-type="float">
            <text:p>-8664,57463519287</text:p>
          </table:table-cell>
          <table:table-cell table:number-columns-repeated="2"/>
        </table:table-row>
        <table:table-row table:style-name="ro1">
          <table:table-cell table:formula="of:=[.A44]+5" office:value-type="float" office:value="215" calcext:value-type="float">
            <text:p>215</text:p>
          </table:table-cell>
          <table:table-cell table:formula="of:=[.A45] * [.$D$3] - (9.81 * (1 + [.$D$3]^2) / (2 * [.$C$2]^2)) * [.A45]^2" office:value-type="float" office:value="-9228.67566191403" calcext:value-type="float">
            <text:p>-9228,67566191403</text:p>
          </table:table-cell>
          <table:table-cell table:number-columns-repeated="2"/>
        </table:table-row>
        <table:table-row table:style-name="ro1">
          <table:table-cell table:formula="of:=[.A45]+5" office:value-type="float" office:value="220" calcext:value-type="float">
            <text:p>220</text:p>
          </table:table-cell>
          <table:table-cell table:formula="of:=[.A46] * [.$D$3] - (9.81 * (1 + [.$D$3]^2) / (2 * [.$C$2]^2)) * [.A46]^2" office:value-type="float" office:value="-9809.41862494426" calcext:value-type="float">
            <text:p>-9809,41862494426</text:p>
          </table:table-cell>
          <table:table-cell table:number-columns-repeated="2"/>
        </table:table-row>
        <table:table-row table:style-name="ro1">
          <table:table-cell table:formula="of:=[.A46]+5" office:value-type="float" office:value="225" calcext:value-type="float">
            <text:p>225</text:p>
          </table:table-cell>
          <table:table-cell table:formula="of:=[.A47] * [.$D$3] - (9.81 * (1 + [.$D$3]^2) / (2 * [.$C$2]^2)) * [.A47]^2" office:value-type="float" office:value="-10406.8035242836" calcext:value-type="float">
            <text:p>-10406,8035242836</text:p>
          </table:table-cell>
          <table:table-cell table:number-columns-repeated="2"/>
        </table:table-row>
        <table:table-row table:style-name="ro1">
          <table:table-cell table:formula="of:=[.A47]+5" office:value-type="float" office:value="230" calcext:value-type="float">
            <text:p>230</text:p>
          </table:table-cell>
          <table:table-cell table:formula="of:=[.A48] * [.$D$3] - (9.81 * (1 + [.$D$3]^2) / (2 * [.$C$2]^2)) * [.A48]^2" office:value-type="float" office:value="-11020.830359932" calcext:value-type="float">
            <text:p>-11020,830359932</text:p>
          </table:table-cell>
          <table:table-cell table:number-columns-repeated="2"/>
        </table:table-row>
        <table:table-row table:style-name="ro1">
          <table:table-cell table:formula="of:=[.A48]+5" office:value-type="float" office:value="235" calcext:value-type="float">
            <text:p>235</text:p>
          </table:table-cell>
          <table:table-cell table:formula="of:=[.A49] * [.$D$3] - (9.81 * (1 + [.$D$3]^2) / (2 * [.$C$2]^2)) * [.A49]^2" office:value-type="float" office:value="-11651.4991318894" calcext:value-type="float">
            <text:p>-11651,4991318894</text:p>
          </table:table-cell>
          <table:table-cell table:number-columns-repeated="2"/>
        </table:table-row>
        <table:table-row table:style-name="ro1">
          <table:table-cell table:formula="of:=[.A49]+5" office:value-type="float" office:value="240" calcext:value-type="float">
            <text:p>240</text:p>
          </table:table-cell>
          <table:table-cell table:formula="of:=[.A50] * [.$D$3] - (9.81 * (1 + [.$D$3]^2) / (2 * [.$C$2]^2)) * [.A50]^2" office:value-type="float" office:value="-12298.809840156" calcext:value-type="float">
            <text:p>-12298,809840156</text:p>
          </table:table-cell>
          <table:table-cell table:number-columns-repeated="2"/>
        </table:table-row>
        <table:table-row table:style-name="ro1">
          <table:table-cell table:formula="of:=[.A50]+5" office:value-type="float" office:value="245" calcext:value-type="float">
            <text:p>245</text:p>
          </table:table-cell>
          <table:table-cell table:formula="of:=[.A51] * [.$D$3] - (9.81 * (1 + [.$D$3]^2) / (2 * [.$C$2]^2)) * [.A51]^2" office:value-type="float" office:value="-12962.7624847316" calcext:value-type="float">
            <text:p>-12962,7624847316</text:p>
          </table:table-cell>
          <table:table-cell table:number-columns-repeated="2"/>
        </table:table-row>
        <table:table-row table:style-name="ro1">
          <table:table-cell table:formula="of:=[.A51]+5" office:value-type="float" office:value="250" calcext:value-type="float">
            <text:p>250</text:p>
          </table:table-cell>
          <table:table-cell table:formula="of:=[.A52] * [.$D$3] - (9.81 * (1 + [.$D$3]^2) / (2 * [.$C$2]^2)) * [.A52]^2" office:value-type="float" office:value="-13643.3570656163" calcext:value-type="float">
            <text:p>-13643,3570656163</text:p>
          </table:table-cell>
          <table:table-cell table:number-columns-repeated="2"/>
        </table:table-row>
        <table:table-row table:style-name="ro1">
          <table:table-cell table:formula="of:=[.A52]+5" office:value-type="float" office:value="255" calcext:value-type="float">
            <text:p>255</text:p>
          </table:table-cell>
          <table:table-cell table:formula="of:=[.A53] * [.$D$3] - (9.81 * (1 + [.$D$3]^2) / (2 * [.$C$2]^2)) * [.A53]^2" office:value-type="float" office:value="-14340.59358281" calcext:value-type="float">
            <text:p>-14340,59358281</text:p>
          </table:table-cell>
          <table:table-cell table:number-columns-repeated="2"/>
        </table:table-row>
        <table:table-row table:style-name="ro1">
          <table:table-cell table:formula="of:=[.A53]+5" office:value-type="float" office:value="260" calcext:value-type="float">
            <text:p>260</text:p>
          </table:table-cell>
          <table:table-cell table:formula="of:=[.A54] * [.$D$3] - (9.81 * (1 + [.$D$3]^2) / (2 * [.$C$2]^2)) * [.A54]^2" office:value-type="float" office:value="-15054.4720363129" calcext:value-type="float">
            <text:p>-15054,4720363129</text:p>
          </table:table-cell>
          <table:table-cell table:number-columns-repeated="2"/>
        </table:table-row>
        <table:table-row table:style-name="ro1">
          <table:table-cell table:formula="of:=[.A54]+5" office:value-type="float" office:value="265" calcext:value-type="float">
            <text:p>265</text:p>
          </table:table-cell>
          <table:table-cell table:formula="of:=[.A55] * [.$D$3] - (9.81 * (1 + [.$D$3]^2) / (2 * [.$C$2]^2)) * [.A55]^2" office:value-type="float" office:value="-15784.9924261248" calcext:value-type="float">
            <text:p>-15784,9924261248</text:p>
          </table:table-cell>
          <table:table-cell table:number-columns-repeated="2"/>
        </table:table-row>
        <table:table-row table:style-name="ro1">
          <table:table-cell table:formula="of:=[.A55]+5" office:value-type="float" office:value="270" calcext:value-type="float">
            <text:p>270</text:p>
          </table:table-cell>
          <table:table-cell table:formula="of:=[.A56] * [.$D$3] - (9.81 * (1 + [.$D$3]^2) / (2 * [.$C$2]^2)) * [.A56]^2" office:value-type="float" office:value="-16532.1547522458" calcext:value-type="float">
            <text:p>-16532,1547522458</text:p>
          </table:table-cell>
          <table:table-cell table:number-columns-repeated="2"/>
        </table:table-row>
        <table:table-row table:style-name="ro1">
          <table:table-cell table:formula="of:=[.A56]+5" office:value-type="float" office:value="275" calcext:value-type="float">
            <text:p>275</text:p>
          </table:table-cell>
          <table:table-cell table:formula="of:=[.A57] * [.$D$3] - (9.81 * (1 + [.$D$3]^2) / (2 * [.$C$2]^2)) * [.A57]^2" office:value-type="float" office:value="-17295.9590146758" calcext:value-type="float">
            <text:p>-17295,9590146758</text:p>
          </table:table-cell>
          <table:table-cell table:number-columns-repeated="2"/>
        </table:table-row>
        <table:table-row table:style-name="ro1">
          <table:table-cell table:formula="of:=[.A57]+5" office:value-type="float" office:value="280" calcext:value-type="float">
            <text:p>280</text:p>
          </table:table-cell>
          <table:table-cell table:formula="of:=[.A58] * [.$D$3] - (9.81 * (1 + [.$D$3]^2) / (2 * [.$C$2]^2)) * [.A58]^2" office:value-type="float" office:value="-18076.405213415" calcext:value-type="float">
            <text:p>-18076,405213415</text:p>
          </table:table-cell>
          <table:table-cell table:number-columns-repeated="2"/>
        </table:table-row>
        <table:table-row table:style-name="ro1">
          <table:table-cell table:formula="of:=[.A58]+5" office:value-type="float" office:value="285" calcext:value-type="float">
            <text:p>285</text:p>
          </table:table-cell>
          <table:table-cell table:formula="of:=[.A59] * [.$D$3] - (9.81 * (1 + [.$D$3]^2) / (2 * [.$C$2]^2)) * [.A59]^2" office:value-type="float" office:value="-18873.4933484632" calcext:value-type="float">
            <text:p>-18873,4933484632</text:p>
          </table:table-cell>
          <table:table-cell table:number-columns-repeated="2"/>
        </table:table-row>
        <table:table-row table:style-name="ro1">
          <table:table-cell table:formula="of:=[.A59]+5" office:value-type="float" office:value="290" calcext:value-type="float">
            <text:p>290</text:p>
          </table:table-cell>
          <table:table-cell table:formula="of:=[.A60] * [.$D$3] - (9.81 * (1 + [.$D$3]^2) / (2 * [.$C$2]^2)) * [.A60]^2" office:value-type="float" office:value="-19687.2234198205" calcext:value-type="float">
            <text:p>-19687,2234198205</text:p>
          </table:table-cell>
          <table:table-cell table:number-columns-repeated="2"/>
        </table:table-row>
        <table:table-row table:style-name="ro1">
          <table:table-cell table:formula="of:=[.A60]+5" office:value-type="float" office:value="295" calcext:value-type="float">
            <text:p>295</text:p>
          </table:table-cell>
          <table:table-cell table:formula="of:=[.A61] * [.$D$3] - (9.81 * (1 + [.$D$3]^2) / (2 * [.$C$2]^2)) * [.A61]^2" office:value-type="float" office:value="-20517.5954274869" calcext:value-type="float">
            <text:p>-20517,5954274869</text:p>
          </table:table-cell>
          <table:table-cell table:number-columns-repeated="2"/>
        </table:table-row>
        <table:table-row table:style-name="ro1">
          <table:table-cell table:formula="of:=[.A61]+5" office:value-type="float" office:value="300" calcext:value-type="float">
            <text:p>300</text:p>
          </table:table-cell>
          <table:table-cell table:formula="of:=[.A62] * [.$D$3] - (9.81 * (1 + [.$D$3]^2) / (2 * [.$C$2]^2)) * [.A62]^2" office:value-type="float" office:value="-21364.6093714623" calcext:value-type="float">
            <text:p>-21364,6093714623</text:p>
          </table:table-cell>
          <table:table-cell table:number-columns-repeated="2"/>
        </table:table-row>
        <table:table-row table:style-name="ro1">
          <table:table-cell table:formula="of:=[.A62]+5" office:value-type="float" office:value="305" calcext:value-type="float">
            <text:p>305</text:p>
          </table:table-cell>
          <table:table-cell table:formula="of:=[.A63] * [.$D$3] - (9.81 * (1 + [.$D$3]^2) / (2 * [.$C$2]^2)) * [.A63]^2" office:value-type="float" office:value="-22228.2652517469" calcext:value-type="float">
            <text:p>-22228,2652517469</text:p>
          </table:table-cell>
          <table:table-cell table:number-columns-repeated="2"/>
        </table:table-row>
        <table:table-row table:style-name="ro1">
          <table:table-cell table:formula="of:=[.A63]+5" office:value-type="float" office:value="310" calcext:value-type="float">
            <text:p>310</text:p>
          </table:table-cell>
          <table:table-cell table:formula="of:=[.A64] * [.$D$3] - (9.81 * (1 + [.$D$3]^2) / (2 * [.$C$2]^2)) * [.A64]^2" office:value-type="float" office:value="-23108.5630683405" calcext:value-type="float">
            <text:p>-23108,5630683405</text:p>
          </table:table-cell>
          <table:table-cell table:number-columns-repeated="2"/>
        </table:table-row>
        <table:table-row table:style-name="ro1">
          <table:table-cell table:formula="of:=[.A64]+5" office:value-type="float" office:value="315" calcext:value-type="float">
            <text:p>315</text:p>
          </table:table-cell>
          <table:table-cell table:formula="of:=[.A65] * [.$D$3] - (9.81 * (1 + [.$D$3]^2) / (2 * [.$C$2]^2)) * [.A65]^2" office:value-type="float" office:value="-24005.5028212432" calcext:value-type="float">
            <text:p>-24005,5028212432</text:p>
          </table:table-cell>
          <table:table-cell table:number-columns-repeated="2"/>
        </table:table-row>
        <table:table-row table:style-name="ro1">
          <table:table-cell table:formula="of:=[.A65]+5" office:value-type="float" office:value="320" calcext:value-type="float">
            <text:p>320</text:p>
          </table:table-cell>
          <table:table-cell table:formula="of:=[.A66] * [.$D$3] - (9.81 * (1 + [.$D$3]^2) / (2 * [.$C$2]^2)) * [.A66]^2" office:value-type="float" office:value="-24919.0845104549" calcext:value-type="float">
            <text:p>-24919,0845104549</text:p>
          </table:table-cell>
          <table:table-cell table:number-columns-repeated="2"/>
        </table:table-row>
        <table:table-row table:style-name="ro1">
          <table:table-cell table:formula="of:=[.A66]+5" office:value-type="float" office:value="325" calcext:value-type="float">
            <text:p>325</text:p>
          </table:table-cell>
          <table:table-cell table:formula="of:=[.A67] * [.$D$3] - (9.81 * (1 + [.$D$3]^2) / (2 * [.$C$2]^2)) * [.A67]^2" office:value-type="float" office:value="-25849.3081359757" calcext:value-type="float">
            <text:p>-25849,3081359757</text:p>
          </table:table-cell>
          <table:table-cell table:number-columns-repeated="2"/>
        </table:table-row>
        <table:table-row table:style-name="ro1">
          <table:table-cell table:formula="of:=[.A67]+5" office:value-type="float" office:value="330" calcext:value-type="float">
            <text:p>330</text:p>
          </table:table-cell>
          <table:table-cell table:formula="of:=[.A68] * [.$D$3] - (9.81 * (1 + [.$D$3]^2) / (2 * [.$C$2]^2)) * [.A68]^2" office:value-type="float" office:value="-26796.1736978056" calcext:value-type="float">
            <text:p>-26796,1736978056</text:p>
          </table:table-cell>
          <table:table-cell table:number-columns-repeated="2"/>
        </table:table-row>
        <table:table-row table:style-name="ro1">
          <table:table-cell table:formula="of:=[.A68]+5" office:value-type="float" office:value="335" calcext:value-type="float">
            <text:p>335</text:p>
          </table:table-cell>
          <table:table-cell table:formula="of:=[.A69] * [.$D$3] - (9.81 * (1 + [.$D$3]^2) / (2 * [.$C$2]^2)) * [.A69]^2" office:value-type="float" office:value="-27759.6811959446" calcext:value-type="float">
            <text:p>-27759,6811959446</text:p>
          </table:table-cell>
          <table:table-cell table:number-columns-repeated="2"/>
        </table:table-row>
        <table:table-row table:style-name="ro1">
          <table:table-cell table:formula="of:=[.A69]+5" office:value-type="float" office:value="340" calcext:value-type="float">
            <text:p>340</text:p>
          </table:table-cell>
          <table:table-cell table:formula="of:=[.A70] * [.$D$3] - (9.81 * (1 + [.$D$3]^2) / (2 * [.$C$2]^2)) * [.A70]^2" office:value-type="float" office:value="-28739.8306303927" calcext:value-type="float">
            <text:p>-28739,8306303927</text:p>
          </table:table-cell>
          <table:table-cell table:number-columns-repeated="2"/>
        </table:table-row>
        <table:table-row table:style-name="ro1">
          <table:table-cell table:formula="of:=[.A70]+5" office:value-type="float" office:value="345" calcext:value-type="float">
            <text:p>345</text:p>
          </table:table-cell>
          <table:table-cell table:formula="of:=[.A71] * [.$D$3] - (9.81 * (1 + [.$D$3]^2) / (2 * [.$C$2]^2)) * [.A71]^2" office:value-type="float" office:value="-29736.6220011498" calcext:value-type="float">
            <text:p>-29736,6220011498</text:p>
          </table:table-cell>
          <table:table-cell table:number-columns-repeated="2"/>
        </table:table-row>
        <table:table-row table:style-name="ro1">
          <table:table-cell table:formula="of:=[.A71]+5" office:value-type="float" office:value="350" calcext:value-type="float">
            <text:p>350</text:p>
          </table:table-cell>
          <table:table-cell table:formula="of:=[.A72] * [.$D$3] - (9.81 * (1 + [.$D$3]^2) / (2 * [.$C$2]^2)) * [.A72]^2" office:value-type="float" office:value="-30750.055308216" calcext:value-type="float">
            <text:p>-30750,055308216</text:p>
          </table:table-cell>
          <table:table-cell table:number-columns-repeated="2"/>
        </table:table-row>
        <table:table-row table:style-name="ro1">
          <table:table-cell table:formula="of:=[.A72]+5" office:value-type="float" office:value="355" calcext:value-type="float">
            <text:p>355</text:p>
          </table:table-cell>
          <table:table-cell table:formula="of:=[.A73] * [.$D$3] - (9.81 * (1 + [.$D$3]^2) / (2 * [.$C$2]^2)) * [.A73]^2" office:value-type="float" office:value="-31780.1305515913" calcext:value-type="float">
            <text:p>-31780,1305515913</text:p>
          </table:table-cell>
          <table:table-cell table:number-columns-repeated="2"/>
        </table:table-row>
        <table:table-row table:style-name="ro1">
          <table:table-cell table:formula="of:=[.A73]+5" office:value-type="float" office:value="360" calcext:value-type="float">
            <text:p>360</text:p>
          </table:table-cell>
          <table:table-cell table:formula="of:=[.A74] * [.$D$3] - (9.81 * (1 + [.$D$3]^2) / (2 * [.$C$2]^2)) * [.A74]^2" office:value-type="float" office:value="-32826.8477312757" calcext:value-type="float">
            <text:p>-32826,8477312757</text:p>
          </table:table-cell>
          <table:table-cell table:number-columns-repeated="2"/>
        </table:table-row>
        <table:table-row table:style-name="ro1">
          <table:table-cell table:formula="of:=[.A74]+5" office:value-type="float" office:value="365" calcext:value-type="float">
            <text:p>365</text:p>
          </table:table-cell>
          <table:table-cell table:formula="of:=[.A75] * [.$D$3] - (9.81 * (1 + [.$D$3]^2) / (2 * [.$C$2]^2)) * [.A75]^2" office:value-type="float" office:value="-33890.2068472691" calcext:value-type="float">
            <text:p>-33890,2068472691</text:p>
          </table:table-cell>
          <table:table-cell table:number-columns-repeated="2"/>
        </table:table-row>
        <table:table-row table:style-name="ro1">
          <table:table-cell table:formula="of:=[.A75]+5" office:value-type="float" office:value="370" calcext:value-type="float">
            <text:p>370</text:p>
          </table:table-cell>
          <table:table-cell table:formula="of:=[.A76] * [.$D$3] - (9.81 * (1 + [.$D$3]^2) / (2 * [.$C$2]^2)) * [.A76]^2" office:value-type="float" office:value="-34970.2078995716" calcext:value-type="float">
            <text:p>-34970,2078995716</text:p>
          </table:table-cell>
          <table:table-cell table:number-columns-repeated="2"/>
        </table:table-row>
        <table:table-row table:style-name="ro1">
          <table:table-cell table:formula="of:=[.A76]+5" office:value-type="float" office:value="375" calcext:value-type="float">
            <text:p>375</text:p>
          </table:table-cell>
          <table:table-cell table:formula="of:=[.A77] * [.$D$3] - (9.81 * (1 + [.$D$3]^2) / (2 * [.$C$2]^2)) * [.A77]^2" office:value-type="float" office:value="-36066.8508881832" calcext:value-type="float">
            <text:p>-36066,8508881832</text:p>
          </table:table-cell>
          <table:table-cell table:number-columns-repeated="2"/>
        </table:table-row>
        <table:table-row table:style-name="ro1">
          <table:table-cell table:formula="of:=[.A77]+5" office:value-type="float" office:value="380" calcext:value-type="float">
            <text:p>380</text:p>
          </table:table-cell>
          <table:table-cell table:formula="of:=[.A78] * [.$D$3] - (9.81 * (1 + [.$D$3]^2) / (2 * [.$C$2]^2)) * [.A78]^2" office:value-type="float" office:value="-37180.1358131039" calcext:value-type="float">
            <text:p>-37180,1358131039</text:p>
          </table:table-cell>
          <table:table-cell table:number-columns-repeated="2"/>
        </table:table-row>
        <table:table-row table:style-name="ro1">
          <table:table-cell table:formula="of:=[.A78]+5" office:value-type="float" office:value="385" calcext:value-type="float">
            <text:p>385</text:p>
          </table:table-cell>
          <table:table-cell table:formula="of:=[.A79] * [.$D$3] - (9.81 * (1 + [.$D$3]^2) / (2 * [.$C$2]^2)) * [.A79]^2" office:value-type="float" office:value="-38310.0626743337" calcext:value-type="float">
            <text:p>-38310,0626743337</text:p>
          </table:table-cell>
          <table:table-cell table:number-columns-repeated="2"/>
        </table:table-row>
        <table:table-row table:style-name="ro1">
          <table:table-cell table:formula="of:=[.A79]+5" office:value-type="float" office:value="390" calcext:value-type="float">
            <text:p>390</text:p>
          </table:table-cell>
          <table:table-cell table:formula="of:=[.A80] * [.$D$3] - (9.81 * (1 + [.$D$3]^2) / (2 * [.$C$2]^2)) * [.A80]^2" office:value-type="float" office:value="-39456.6314718725" calcext:value-type="float">
            <text:p>-39456,6314718725</text:p>
          </table:table-cell>
          <table:table-cell table:number-columns-repeated="2"/>
        </table:table-row>
        <table:table-row table:style-name="ro1">
          <table:table-cell table:formula="of:=[.A80]+5" office:value-type="float" office:value="395" calcext:value-type="float">
            <text:p>395</text:p>
          </table:table-cell>
          <table:table-cell table:formula="of:=[.A81] * [.$D$3] - (9.81 * (1 + [.$D$3]^2) / (2 * [.$C$2]^2)) * [.A81]^2" office:value-type="float" office:value="-40619.8422057204" calcext:value-type="float">
            <text:p>-40619,8422057204</text:p>
          </table:table-cell>
          <table:table-cell table:number-columns-repeated="2"/>
        </table:table-row>
        <table:table-row table:style-name="ro1">
          <table:table-cell table:formula="of:=[.A81]+5" office:value-type="float" office:value="400" calcext:value-type="float">
            <text:p>400</text:p>
          </table:table-cell>
          <table:table-cell table:formula="of:=[.A82] * [.$D$3] - (9.81 * (1 + [.$D$3]^2) / (2 * [.$C$2]^2)) * [.A82]^2" office:value-type="float" office:value="-41799.6948758773" calcext:value-type="float">
            <text:p>-41799,6948758773</text:p>
          </table:table-cell>
          <table:table-cell table:number-columns-repeated="2"/>
        </table:table-row>
        <table:table-row table:style-name="ro1">
          <table:table-cell table:formula="of:=[.A82]+5" office:value-type="float" office:value="405" calcext:value-type="float">
            <text:p>405</text:p>
          </table:table-cell>
          <table:table-cell table:formula="of:=[.A83] * [.$D$3] - (9.81 * (1 + [.$D$3]^2) / (2 * [.$C$2]^2)) * [.A83]^2" office:value-type="float" office:value="-42996.1894823434" calcext:value-type="float">
            <text:p>-42996,1894823434</text:p>
          </table:table-cell>
          <table:table-cell table:number-columns-repeated="2"/>
        </table:table-row>
        <table:table-row table:style-name="ro1">
          <table:table-cell table:formula="of:=[.A83]+5" office:value-type="float" office:value="410" calcext:value-type="float">
            <text:p>410</text:p>
          </table:table-cell>
          <table:table-cell table:formula="of:=[.A84] * [.$D$3] - (9.81 * (1 + [.$D$3]^2) / (2 * [.$C$2]^2)) * [.A84]^2" office:value-type="float" office:value="-44209.3260251185" calcext:value-type="float">
            <text:p>-44209,3260251185</text:p>
          </table:table-cell>
          <table:table-cell table:number-columns-repeated="2"/>
        </table:table-row>
        <table:table-row table:style-name="ro1">
          <table:table-cell table:formula="of:=[.A84]+5" office:value-type="float" office:value="415" calcext:value-type="float">
            <text:p>415</text:p>
          </table:table-cell>
          <table:table-cell table:formula="of:=[.A85] * [.$D$3] - (9.81 * (1 + [.$D$3]^2) / (2 * [.$C$2]^2)) * [.A85]^2" office:value-type="float" office:value="-45439.1045042027" calcext:value-type="float">
            <text:p>-45439,1045042027</text:p>
          </table:table-cell>
          <table:table-cell table:number-columns-repeated="2"/>
        </table:table-row>
        <table:table-row table:style-name="ro1">
          <table:table-cell table:formula="of:=[.A85]+5" office:value-type="float" office:value="420" calcext:value-type="float">
            <text:p>420</text:p>
          </table:table-cell>
          <table:table-cell table:formula="of:=[.A86] * [.$D$3] - (9.81 * (1 + [.$D$3]^2) / (2 * [.$C$2]^2)) * [.A86]^2" office:value-type="float" office:value="-46685.524919596" calcext:value-type="float">
            <text:p>-46685,524919596</text:p>
          </table:table-cell>
          <table:table-cell table:number-columns-repeated="2"/>
        </table:table-row>
        <table:table-row table:style-name="ro1">
          <table:table-cell table:formula="of:=[.A86]+5" office:value-type="float" office:value="425" calcext:value-type="float">
            <text:p>425</text:p>
          </table:table-cell>
          <table:table-cell table:formula="of:=[.A87] * [.$D$3] - (9.81 * (1 + [.$D$3]^2) / (2 * [.$C$2]^2)) * [.A87]^2" office:value-type="float" office:value="-47948.5872712984" calcext:value-type="float">
            <text:p>-47948,5872712984</text:p>
          </table:table-cell>
          <table:table-cell table:number-columns-repeated="2"/>
        </table:table-row>
        <table:table-row table:style-name="ro1">
          <table:table-cell table:formula="of:=[.A87]+5" office:value-type="float" office:value="430" calcext:value-type="float">
            <text:p>430</text:p>
          </table:table-cell>
          <table:table-cell table:formula="of:=[.A88] * [.$D$3] - (9.81 * (1 + [.$D$3]^2) / (2 * [.$C$2]^2)) * [.A88]^2" office:value-type="float" office:value="-49228.2915593098" calcext:value-type="float">
            <text:p>-49228,2915593098</text:p>
          </table:table-cell>
          <table:table-cell table:number-columns-repeated="2"/>
        </table:table-row>
        <table:table-row table:style-name="ro1">
          <table:table-cell table:formula="of:=[.A88]+5" office:value-type="float" office:value="435" calcext:value-type="float">
            <text:p>435</text:p>
          </table:table-cell>
          <table:table-cell table:formula="of:=[.A89] * [.$D$3] - (9.81 * (1 + [.$D$3]^2) / (2 * [.$C$2]^2)) * [.A89]^2" office:value-type="float" office:value="-50524.6377836303" calcext:value-type="float">
            <text:p>-50524,6377836303</text:p>
          </table:table-cell>
          <table:table-cell table:number-columns-repeated="2"/>
        </table:table-row>
        <table:table-row table:style-name="ro1">
          <table:table-cell table:formula="of:=[.A89]+5" office:value-type="float" office:value="440" calcext:value-type="float">
            <text:p>440</text:p>
          </table:table-cell>
          <table:table-cell table:formula="of:=[.A90] * [.$D$3] - (9.81 * (1 + [.$D$3]^2) / (2 * [.$C$2]^2)) * [.A90]^2" office:value-type="float" office:value="-51837.6259442599" calcext:value-type="float">
            <text:p>-51837,6259442599</text:p>
          </table:table-cell>
          <table:table-cell table:number-columns-repeated="2"/>
        </table:table-row>
        <table:table-row table:style-name="ro1">
          <table:table-cell table:formula="of:=[.A90]+5" office:value-type="float" office:value="445" calcext:value-type="float">
            <text:p>445</text:p>
          </table:table-cell>
          <table:table-cell table:formula="of:=[.A91] * [.$D$3] - (9.81 * (1 + [.$D$3]^2) / (2 * [.$C$2]^2)) * [.A91]^2" office:value-type="float" office:value="-53167.2560411985" calcext:value-type="float">
            <text:p>-53167,2560411985</text:p>
          </table:table-cell>
          <table:table-cell table:number-columns-repeated="2"/>
        </table:table-row>
        <table:table-row table:style-name="ro1">
          <table:table-cell table:formula="of:=[.A91]+5" office:value-type="float" office:value="450" calcext:value-type="float">
            <text:p>450</text:p>
          </table:table-cell>
          <table:table-cell table:formula="of:=[.A92] * [.$D$3] - (9.81 * (1 + [.$D$3]^2) / (2 * [.$C$2]^2)) * [.A92]^2" office:value-type="float" office:value="-54513.5280744463" calcext:value-type="float">
            <text:p>-54513,5280744463</text:p>
          </table:table-cell>
          <table:table-cell table:number-columns-repeated="2"/>
        </table:table-row>
        <table:table-row table:style-name="ro1">
          <table:table-cell table:formula="of:=[.A92]+5" office:value-type="float" office:value="455" calcext:value-type="float">
            <text:p>455</text:p>
          </table:table-cell>
          <table:table-cell table:formula="of:=[.A93] * [.$D$3] - (9.81 * (1 + [.$D$3]^2) / (2 * [.$C$2]^2)) * [.A93]^2" office:value-type="float" office:value="-55876.4420440031" calcext:value-type="float">
            <text:p>-55876,4420440031</text:p>
          </table:table-cell>
          <table:table-cell table:number-columns-repeated="2"/>
        </table:table-row>
        <table:table-row table:style-name="ro1">
          <table:table-cell table:formula="of:=[.A93]+5" office:value-type="float" office:value="460" calcext:value-type="float">
            <text:p>460</text:p>
          </table:table-cell>
          <table:table-cell table:formula="of:=[.A94] * [.$D$3] - (9.81 * (1 + [.$D$3]^2) / (2 * [.$C$2]^2)) * [.A94]^2" office:value-type="float" office:value="-57255.997949869" calcext:value-type="float">
            <text:p>-57255,997949869</text:p>
          </table:table-cell>
          <table:table-cell table:number-columns-repeated="2"/>
        </table:table-row>
        <table:table-row table:style-name="ro1">
          <table:table-cell table:formula="of:=[.A94]+5" office:value-type="float" office:value="465" calcext:value-type="float">
            <text:p>465</text:p>
          </table:table-cell>
          <table:table-cell table:formula="of:=[.A95] * [.$D$3] - (9.81 * (1 + [.$D$3]^2) / (2 * [.$C$2]^2)) * [.A95]^2" office:value-type="float" office:value="-58652.1957920439" calcext:value-type="float">
            <text:p>-58652,1957920439</text:p>
          </table:table-cell>
          <table:table-cell table:number-columns-repeated="2"/>
        </table:table-row>
        <table:table-row table:style-name="ro1">
          <table:table-cell table:formula="of:=[.A95]+5" office:value-type="float" office:value="470" calcext:value-type="float">
            <text:p>470</text:p>
          </table:table-cell>
          <table:table-cell table:formula="of:=[.A96] * [.$D$3] - (9.81 * (1 + [.$D$3]^2) / (2 * [.$C$2]^2)) * [.A96]^2" office:value-type="float" office:value="-60065.035570528" calcext:value-type="float">
            <text:p>-60065,035570528</text:p>
          </table:table-cell>
          <table:table-cell table:number-columns-repeated="2"/>
        </table:table-row>
        <table:table-row table:style-name="ro1">
          <table:table-cell table:formula="of:=[.A96]+5" office:value-type="float" office:value="475" calcext:value-type="float">
            <text:p>475</text:p>
          </table:table-cell>
          <table:table-cell table:formula="of:=[.A97] * [.$D$3] - (9.81 * (1 + [.$D$3]^2) / (2 * [.$C$2]^2)) * [.A97]^2" office:value-type="float" office:value="-61494.5172853211" calcext:value-type="float">
            <text:p>-61494,5172853211</text:p>
          </table:table-cell>
          <table:table-cell table:number-columns-repeated="2"/>
        </table:table-row>
        <table:table-row table:style-name="ro1">
          <table:table-cell table:formula="of:=[.A97]+5" office:value-type="float" office:value="480" calcext:value-type="float">
            <text:p>480</text:p>
          </table:table-cell>
          <table:table-cell table:formula="of:=[.A98] * [.$D$3] - (9.81 * (1 + [.$D$3]^2) / (2 * [.$C$2]^2)) * [.A98]^2" office:value-type="float" office:value="-62940.6409364233" calcext:value-type="float">
            <text:p>-62940,6409364233</text:p>
          </table:table-cell>
          <table:table-cell table:number-columns-repeated="2"/>
        </table:table-row>
        <table:table-row table:style-name="ro1">
          <table:table-cell table:formula="of:=[.A98]+5" office:value-type="float" office:value="485" calcext:value-type="float">
            <text:p>485</text:p>
          </table:table-cell>
          <table:table-cell table:formula="of:=[.A99] * [.$D$3] - (9.81 * (1 + [.$D$3]^2) / (2 * [.$C$2]^2)) * [.A99]^2" office:value-type="float" office:value="-64403.4065238345" calcext:value-type="float">
            <text:p>-64403,4065238345</text:p>
          </table:table-cell>
          <table:table-cell table:number-columns-repeated="2"/>
        </table:table-row>
        <table:table-row table:style-name="ro1">
          <table:table-cell table:formula="of:=[.A99]+5" office:value-type="float" office:value="490" calcext:value-type="float">
            <text:p>490</text:p>
          </table:table-cell>
          <table:table-cell table:formula="of:=[.A100] * [.$D$3] - (9.81 * (1 + [.$D$3]^2) / (2 * [.$C$2]^2)) * [.A100]^2" office:value-type="float" office:value="-65882.8140475549" calcext:value-type="float">
            <text:p>-65882,8140475549</text:p>
          </table:table-cell>
          <table:table-cell table:number-columns-repeated="2"/>
        </table:table-row>
        <table:table-row table:style-name="ro1">
          <table:table-cell table:formula="of:=[.A100]+5" office:value-type="float" office:value="495" calcext:value-type="float">
            <text:p>495</text:p>
          </table:table-cell>
          <table:table-cell table:formula="of:=[.A101] * [.$D$3] - (9.81 * (1 + [.$D$3]^2) / (2 * [.$C$2]^2)) * [.A101]^2" office:value-type="float" office:value="-67378.8635075843" calcext:value-type="float">
            <text:p>-67378,8635075843</text:p>
          </table:table-cell>
          <table:table-cell table:number-columns-repeated="2"/>
        </table:table-row>
        <table:table-row table:style-name="ro1">
          <table:table-cell table:formula="of:=[.A101]+5" office:value-type="float" office:value="500" calcext:value-type="float">
            <text:p>500</text:p>
          </table:table-cell>
          <table:table-cell table:formula="of:=[.A102] * [.$D$3] - (9.81 * (1 + [.$D$3]^2) / (2 * [.$C$2]^2)) * [.A102]^2" office:value-type="float" office:value="-68891.5549039228" calcext:value-type="float">
            <text:p>-68891,5549039228</text:p>
          </table:table-cell>
          <table:table-cell table:number-columns-repeated="2"/>
        </table:table-row>
        <table:table-row table:style-name="ro1">
          <table:table-cell table:formula="of:=[.A102]+5" office:value-type="float" office:value="505" calcext:value-type="float">
            <text:p>505</text:p>
          </table:table-cell>
          <table:table-cell table:formula="of:=[.A103] * [.$D$3] - (9.81 * (1 + [.$D$3]^2) / (2 * [.$C$2]^2)) * [.A103]^2" office:value-type="float" office:value="-70420.8882365704" calcext:value-type="float">
            <text:p>-70420,8882365704</text:p>
          </table:table-cell>
          <table:table-cell table:number-columns-repeated="2"/>
        </table:table-row>
        <table:table-row table:style-name="ro1">
          <table:table-cell table:formula="of:=[.A103]+5" office:value-type="float" office:value="510" calcext:value-type="float">
            <text:p>510</text:p>
          </table:table-cell>
          <table:table-cell table:formula="of:=[.A104] * [.$D$3] - (9.81 * (1 + [.$D$3]^2) / (2 * [.$C$2]^2)) * [.A104]^2" office:value-type="float" office:value="-71966.863505527" calcext:value-type="float">
            <text:p>-71966,863505527</text:p>
          </table:table-cell>
          <table:table-cell table:number-columns-repeated="2"/>
        </table:table-row>
        <table:table-row table:style-name="ro1">
          <table:table-cell table:formula="of:=[.A104]+5" office:value-type="float" office:value="515" calcext:value-type="float">
            <text:p>515</text:p>
          </table:table-cell>
          <table:table-cell table:formula="of:=[.A105] * [.$D$3] - (9.81 * (1 + [.$D$3]^2) / (2 * [.$C$2]^2)) * [.A105]^2" office:value-type="float" office:value="-73529.4807107927" calcext:value-type="float">
            <text:p>-73529,4807107927</text:p>
          </table:table-cell>
          <table:table-cell table:number-columns-repeated="2"/>
        </table:table-row>
        <table:table-row table:style-name="ro1">
          <table:table-cell table:formula="of:=[.A105]+5" office:value-type="float" office:value="520" calcext:value-type="float">
            <text:p>520</text:p>
          </table:table-cell>
          <table:table-cell table:formula="of:=[.A106] * [.$D$3] - (9.81 * (1 + [.$D$3]^2) / (2 * [.$C$2]^2)) * [.A106]^2" office:value-type="float" office:value="-75108.7398523675" calcext:value-type="float">
            <text:p>-75108,7398523675</text:p>
          </table:table-cell>
          <table:table-cell table:number-columns-repeated="2"/>
        </table:table-row>
        <table:table-row table:style-name="ro1">
          <table:table-cell table:formula="of:=[.A106]+5" office:value-type="float" office:value="525" calcext:value-type="float">
            <text:p>525</text:p>
          </table:table-cell>
          <table:table-cell table:formula="of:=[.A107] * [.$D$3] - (9.81 * (1 + [.$D$3]^2) / (2 * [.$C$2]^2)) * [.A107]^2" office:value-type="float" office:value="-76704.6409302514" calcext:value-type="float">
            <text:p>-76704,6409302514</text:p>
          </table:table-cell>
          <table:table-cell table:number-columns-repeated="2"/>
        </table:table-row>
        <table:table-row table:style-name="ro1">
          <table:table-cell table:formula="of:=[.A107]+5" office:value-type="float" office:value="530" calcext:value-type="float">
            <text:p>530</text:p>
          </table:table-cell>
          <table:table-cell table:formula="of:=[.A108] * [.$D$3] - (9.81 * (1 + [.$D$3]^2) / (2 * [.$C$2]^2)) * [.A108]^2" office:value-type="float" office:value="-78317.1839444444" calcext:value-type="float">
            <text:p>-78317,1839444444</text:p>
          </table:table-cell>
          <table:table-cell table:number-columns-repeated="2"/>
        </table:table-row>
        <table:table-row table:style-name="ro1">
          <table:table-cell table:formula="of:=[.A108]+5" office:value-type="float" office:value="535" calcext:value-type="float">
            <text:p>535</text:p>
          </table:table-cell>
          <table:table-cell table:formula="of:=[.A109] * [.$D$3] - (9.81 * (1 + [.$D$3]^2) / (2 * [.$C$2]^2)) * [.A109]^2" office:value-type="float" office:value="-79946.3688949464" calcext:value-type="float">
            <text:p>-79946,3688949464</text:p>
          </table:table-cell>
          <table:table-cell table:number-columns-repeated="2"/>
        </table:table-row>
        <table:table-row table:style-name="ro1">
          <table:table-cell table:formula="of:=[.A109]+5" office:value-type="float" office:value="540" calcext:value-type="float">
            <text:p>540</text:p>
          </table:table-cell>
          <table:table-cell table:formula="of:=[.A110] * [.$D$3] - (9.81 * (1 + [.$D$3]^2) / (2 * [.$C$2]^2)) * [.A110]^2" office:value-type="float" office:value="-81592.1957817575" calcext:value-type="float">
            <text:p>-81592,1957817575</text:p>
          </table:table-cell>
          <table:table-cell table:number-columns-repeated="2"/>
        </table:table-row>
        <table:table-row table:style-name="ro1">
          <table:table-cell table:formula="of:=[.A110]+5" office:value-type="float" office:value="545" calcext:value-type="float">
            <text:p>545</text:p>
          </table:table-cell>
          <table:table-cell table:formula="of:=[.A111] * [.$D$3] - (9.81 * (1 + [.$D$3]^2) / (2 * [.$C$2]^2)) * [.A111]^2" office:value-type="float" office:value="-83254.6646048777" calcext:value-type="float">
            <text:p>-83254,6646048777</text:p>
          </table:table-cell>
          <table:table-cell table:number-columns-repeated="2"/>
        </table:table-row>
        <table:table-row table:style-name="ro1">
          <table:table-cell table:formula="of:=[.A111]+5" office:value-type="float" office:value="550" calcext:value-type="float">
            <text:p>550</text:p>
          </table:table-cell>
          <table:table-cell table:formula="of:=[.A112] * [.$D$3] - (9.81 * (1 + [.$D$3]^2) / (2 * [.$C$2]^2)) * [.A112]^2" office:value-type="float" office:value="-84933.7753643069" calcext:value-type="float">
            <text:p>-84933,7753643069</text:p>
          </table:table-cell>
          <table:table-cell table:number-columns-repeated="2"/>
        </table:table-row>
        <table:table-row table:style-name="ro1">
          <table:table-cell table:formula="of:=[.A112]+5" office:value-type="float" office:value="555" calcext:value-type="float">
            <text:p>555</text:p>
          </table:table-cell>
          <table:table-cell table:formula="of:=[.A113] * [.$D$3] - (9.81 * (1 + [.$D$3]^2) / (2 * [.$C$2]^2)) * [.A113]^2" office:value-type="float" office:value="-86629.5280600453" calcext:value-type="float">
            <text:p>-86629,5280600453</text:p>
          </table:table-cell>
          <table:table-cell table:number-columns-repeated="2"/>
        </table:table-row>
        <table:table-row table:style-name="ro1">
          <table:table-cell table:formula="of:=[.A113]+5" office:value-type="float" office:value="560" calcext:value-type="float">
            <text:p>560</text:p>
          </table:table-cell>
          <table:table-cell table:formula="of:=[.A114] * [.$D$3] - (9.81 * (1 + [.$D$3]^2) / (2 * [.$C$2]^2)) * [.A114]^2" office:value-type="float" office:value="-88341.9226920927" calcext:value-type="float">
            <text:p>-88341,9226920927</text:p>
          </table:table-cell>
          <table:table-cell table:number-columns-repeated="2"/>
        </table:table-row>
        <table:table-row table:style-name="ro1">
          <table:table-cell table:formula="of:=[.A114]+5" office:value-type="float" office:value="565" calcext:value-type="float">
            <text:p>565</text:p>
          </table:table-cell>
          <table:table-cell table:formula="of:=[.A115] * [.$D$3] - (9.81 * (1 + [.$D$3]^2) / (2 * [.$C$2]^2)) * [.A115]^2" office:value-type="float" office:value="-90070.9592604492" calcext:value-type="float">
            <text:p>-90070,9592604492</text:p>
          </table:table-cell>
          <table:table-cell table:number-columns-repeated="2"/>
        </table:table-row>
        <table:table-row table:style-name="ro1">
          <table:table-cell table:formula="of:=[.A115]+5" office:value-type="float" office:value="570" calcext:value-type="float">
            <text:p>570</text:p>
          </table:table-cell>
          <table:table-cell table:formula="of:=[.A116] * [.$D$3] - (9.81 * (1 + [.$D$3]^2) / (2 * [.$C$2]^2)) * [.A116]^2" office:value-type="float" office:value="-91816.6377651147" calcext:value-type="float">
            <text:p>-91816,6377651147</text:p>
          </table:table-cell>
          <table:table-cell table:number-columns-repeated="2"/>
        </table:table-row>
        <table:table-row table:style-name="ro1">
          <table:table-cell table:formula="of:=[.A116]+5" office:value-type="float" office:value="575" calcext:value-type="float">
            <text:p>575</text:p>
          </table:table-cell>
          <table:table-cell table:formula="of:=[.A117] * [.$D$3] - (9.81 * (1 + [.$D$3]^2) / (2 * [.$C$2]^2)) * [.A117]^2" office:value-type="float" office:value="-93578.9582060893" calcext:value-type="float">
            <text:p>-93578,9582060893</text:p>
          </table:table-cell>
          <table:table-cell table:number-columns-repeated="2"/>
        </table:table-row>
        <table:table-row table:style-name="ro1">
          <table:table-cell table:formula="of:=[.A117]+5" office:value-type="float" office:value="580" calcext:value-type="float">
            <text:p>580</text:p>
          </table:table-cell>
          <table:table-cell table:formula="of:=[.A118] * [.$D$3] - (9.81 * (1 + [.$D$3]^2) / (2 * [.$C$2]^2)) * [.A118]^2" office:value-type="float" office:value="-95357.9205833731" calcext:value-type="float">
            <text:p>-95357,9205833731</text:p>
          </table:table-cell>
          <table:table-cell table:number-columns-repeated="2"/>
        </table:table-row>
        <table:table-row table:style-name="ro1">
          <table:table-cell table:formula="of:=[.A118]+5" office:value-type="float" office:value="585" calcext:value-type="float">
            <text:p>585</text:p>
          </table:table-cell>
          <table:table-cell table:formula="of:=[.A119] * [.$D$3] - (9.81 * (1 + [.$D$3]^2) / (2 * [.$C$2]^2)) * [.A119]^2" office:value-type="float" office:value="-97153.5248969658" calcext:value-type="float">
            <text:p>-97153,5248969658</text:p>
          </table:table-cell>
          <table:table-cell table:number-columns-repeated="2"/>
        </table:table-row>
        <table:table-row table:style-name="ro1">
          <table:table-cell table:formula="of:=[.A119]+5" office:value-type="float" office:value="590" calcext:value-type="float">
            <text:p>590</text:p>
          </table:table-cell>
          <table:table-cell table:formula="of:=[.A120] * [.$D$3] - (9.81 * (1 + [.$D$3]^2) / (2 * [.$C$2]^2)) * [.A120]^2" office:value-type="float" office:value="-98965.7711468677" calcext:value-type="float">
            <text:p>-98965,7711468677</text:p>
          </table:table-cell>
          <table:table-cell table:number-columns-repeated="2"/>
        </table:table-row>
        <table:table-row table:style-name="ro1">
          <table:table-cell table:formula="of:=[.A120]+5" office:value-type="float" office:value="595" calcext:value-type="float">
            <text:p>595</text:p>
          </table:table-cell>
          <table:table-cell table:formula="of:=[.A121] * [.$D$3] - (9.81 * (1 + [.$D$3]^2) / (2 * [.$C$2]^2)) * [.A121]^2" office:value-type="float" office:value="-100794.659333079" calcext:value-type="float">
            <text:p>-100794,659333079</text:p>
          </table:table-cell>
          <table:table-cell table:number-columns-repeated="2"/>
        </table:table-row>
        <table:table-row table:style-name="ro1">
          <table:table-cell table:formula="of:=[.A121]+5" office:value-type="float" office:value="600" calcext:value-type="float">
            <text:p>600</text:p>
          </table:table-cell>
          <table:table-cell table:formula="of:=[.A122] * [.$D$3] - (9.81 * (1 + [.$D$3]^2) / (2 * [.$C$2]^2)) * [.A122]^2" office:value-type="float" office:value="-102640.189455599" calcext:value-type="float">
            <text:p>-102640,189455599</text:p>
          </table:table-cell>
          <table:table-cell table:number-columns-repeated="2"/>
        </table:table-row>
        <table:table-row table:style-name="ro1">
          <table:table-cell table:formula="of:=[.A122]+5" office:value-type="float" office:value="605" calcext:value-type="float">
            <text:p>605</text:p>
          </table:table-cell>
          <table:table-cell table:formula="of:=[.A123] * [.$D$3] - (9.81 * (1 + [.$D$3]^2) / (2 * [.$C$2]^2)) * [.A123]^2" office:value-type="float" office:value="-104502.361514428" calcext:value-type="float">
            <text:p>-104502,361514428</text:p>
          </table:table-cell>
          <table:table-cell table:number-columns-repeated="2"/>
        </table:table-row>
        <table:table-row table:style-name="ro1">
          <table:table-cell table:formula="of:=[.A123]+5" office:value-type="float" office:value="610" calcext:value-type="float">
            <text:p>610</text:p>
          </table:table-cell>
          <table:table-cell table:formula="of:=[.A124] * [.$D$3] - (9.81 * (1 + [.$D$3]^2) / (2 * [.$C$2]^2)) * [.A124]^2" office:value-type="float" office:value="-106381.175509566" calcext:value-type="float">
            <text:p>-106381,175509566</text:p>
          </table:table-cell>
          <table:table-cell table:number-columns-repeated="2"/>
        </table:table-row>
        <table:table-row table:style-name="ro1">
          <table:table-cell table:formula="of:=[.A124]+5" office:value-type="float" office:value="615" calcext:value-type="float">
            <text:p>615</text:p>
          </table:table-cell>
          <table:table-cell table:formula="of:=[.A125] * [.$D$3] - (9.81 * (1 + [.$D$3]^2) / (2 * [.$C$2]^2)) * [.A125]^2" office:value-type="float" office:value="-108276.631441013" calcext:value-type="float">
            <text:p>-108276,631441013</text:p>
          </table:table-cell>
          <table:table-cell table:number-columns-repeated="2"/>
        </table:table-row>
        <table:table-row table:style-name="ro1">
          <table:table-cell table:formula="of:=[.A125]+5" office:value-type="float" office:value="620" calcext:value-type="float">
            <text:p>620</text:p>
          </table:table-cell>
          <table:table-cell table:formula="of:=[.A126] * [.$D$3] - (9.81 * (1 + [.$D$3]^2) / (2 * [.$C$2]^2)) * [.A126]^2" office:value-type="float" office:value="-110188.72930877" calcext:value-type="float">
            <text:p>-110188,72930877</text:p>
          </table:table-cell>
          <table:table-cell table:number-columns-repeated="2"/>
        </table:table-row>
        <table:table-row table:style-name="ro1">
          <table:table-cell table:formula="of:=[.A126]+5" office:value-type="float" office:value="625" calcext:value-type="float">
            <text:p>625</text:p>
          </table:table-cell>
          <table:table-cell table:formula="of:=[.A127] * [.$D$3] - (9.81 * (1 + [.$D$3]^2) / (2 * [.$C$2]^2)) * [.A127]^2" office:value-type="float" office:value="-112117.469112835" calcext:value-type="float">
            <text:p>-112117,469112835</text:p>
          </table:table-cell>
          <table:table-cell table:number-columns-repeated="2"/>
        </table:table-row>
        <table:table-row table:style-name="ro1">
          <table:table-cell table:formula="of:=[.A127]+5" office:value-type="float" office:value="630" calcext:value-type="float">
            <text:p>630</text:p>
          </table:table-cell>
          <table:table-cell table:formula="of:=[.A128] * [.$D$3] - (9.81 * (1 + [.$D$3]^2) / (2 * [.$C$2]^2)) * [.A128]^2" office:value-type="float" office:value="-114062.850853209" calcext:value-type="float">
            <text:p>-114062,850853209</text:p>
          </table:table-cell>
          <table:table-cell table:number-columns-repeated="2"/>
        </table:table-row>
        <table:table-row table:style-name="ro1">
          <table:table-cell table:formula="of:=[.A128]+5" office:value-type="float" office:value="635" calcext:value-type="float">
            <text:p>635</text:p>
          </table:table-cell>
          <table:table-cell table:formula="of:=[.A129] * [.$D$3] - (9.81 * (1 + [.$D$3]^2) / (2 * [.$C$2]^2)) * [.A129]^2" office:value-type="float" office:value="-116024.874529893" calcext:value-type="float">
            <text:p>-116024,874529893</text:p>
          </table:table-cell>
          <table:table-cell table:number-columns-repeated="2"/>
        </table:table-row>
        <table:table-row table:style-name="ro1">
          <table:table-cell table:formula="of:=[.A129]+5" office:value-type="float" office:value="640" calcext:value-type="float">
            <text:p>640</text:p>
          </table:table-cell>
          <table:table-cell table:formula="of:=[.A130] * [.$D$3] - (9.81 * (1 + [.$D$3]^2) / (2 * [.$C$2]^2)) * [.A130]^2" office:value-type="float" office:value="-118003.540142886" calcext:value-type="float">
            <text:p>-118003,540142886</text:p>
          </table:table-cell>
          <table:table-cell table:number-columns-repeated="2"/>
        </table:table-row>
        <table:table-row table:style-name="ro1">
          <table:table-cell table:formula="of:=[.A130]+5" office:value-type="float" office:value="645" calcext:value-type="float">
            <text:p>645</text:p>
          </table:table-cell>
          <table:table-cell table:formula="of:=[.A131] * [.$D$3] - (9.81 * (1 + [.$D$3]^2) / (2 * [.$C$2]^2)) * [.A131]^2" office:value-type="float" office:value="-119998.847692187" calcext:value-type="float">
            <text:p>-119998,847692187</text:p>
          </table:table-cell>
          <table:table-cell table:number-columns-repeated="2"/>
        </table:table-row>
        <table:table-row table:style-name="ro1">
          <table:table-cell table:formula="of:=[.A131]+5" office:value-type="float" office:value="650" calcext:value-type="float">
            <text:p>650</text:p>
          </table:table-cell>
          <table:table-cell table:formula="of:=[.A132] * [.$D$3] - (9.81 * (1 + [.$D$3]^2) / (2 * [.$C$2]^2)) * [.A132]^2" office:value-type="float" office:value="-122010.797177798" calcext:value-type="float">
            <text:p>-122010,7971777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3:23:07.337523551</meta:creation-date>
    <dc:date>2024-05-21T16:18:07.124296662</dc:date>
    <meta:editing-duration>PT53M8S</meta:editing-duration>
    <meta:editing-cycles>3</meta:editing-cycles>
    <meta:generator>LibreOffice/24.2.3.2$Linux_X86_64 LibreOffice_project/420$Build-2</meta:generator>
    <meta:document-statistic meta:table-count="1" meta:cell-count="26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ot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947cm" svg:height="13.434cm" xlink:href=".." xlink:type="simple" chart:class="chart:scatter" chart:style-name="ch1">
        <chart:title svg:x="10.95cm" svg:y="0.404cm" chart:style-name="ch2">
          <text:p>Trajetória</text:p>
        </chart:title>
        <chart:legend chart:legend-position="end" svg:x="21.28cm" svg:y="6.418cm" style:legend-expansion="high" chart:style-name="ch3"/>
        <chart:plot-area chart:style-name="ch4" table:cell-range-address="Planilha1.B1:Planilha1.B20" chart:data-source-has-labels="row" svg:x="1.416cm" svg:y="1.451cm" svg:width="19.444cm" svg:height="10.286cm">
          <chart:coordinate-region svg:x="2.355cm" svg:y="1.65cm" svg:width="18.318cm" svg:height="9.888cm"/>
          <chart:axis chart:dimension="x" chart:name="primary-x" chart:style-name="ch5">
            <chart:title svg:x="10.393cm" svg:y="12.005cm" chart:style-name="ch6">
              <text:p>Altura (m)</text:p>
            </chart:title>
          </chart:axis>
          <chart:axis chart:dimension="y" chart:name="primary-y" chart:style-name="ch7">
            <chart:title svg:x="0.378cm" svg:y="7.36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B2:Planilha1.B20" chart:label-cell-address="Planilha1.B1:Planilha1.B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jetoria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B2:Planilha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86029826004">
                <text:p>134.86029826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.078660211003">
                <text:p>253.078660211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4.65508585289">
                <text:p>354.65508585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.589575185701">
                <text:p>439.589575185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7.882128209437">
                <text:p>507.882128209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.532744924096">
                <text:p>559.532744924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4.541425329678">
                <text:p>594.541425329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2.908169426185">
                <text:p>612.908169426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4.632977213616">
                <text:p>614.632977213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9.71584869197">
                <text:p>599.71584869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8.156783861249">
                <text:p>568.156783861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9.955782721451">
                <text:p>519.955782721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.112845272577">
                <text:p>455.112845272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3.627971514627">
                <text:p>373.627971514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5.501161447601">
                <text:p>275.501161447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32415071499">
                <text:p>160.732415071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3217323863209">
                <text:p>29.3217323863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8.730886607933">
                <text:p>-118.730886607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